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Garamond Pro" svg:font-family="'Adobe Garamond Pro'"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fferences" style:family="table">
      <style:table-properties style:width="7.5in" table:align="margins"/>
    </style:style>
    <style:style style:name="differences.A" style:family="table-column">
      <style:table-column-properties style:column-width="3.75in" style:rel-column-width="32767*"/>
    </style:style>
    <style:style style:name="differences.B" style:family="table-column">
      <style:table-column-properties style:column-width="3.75in" style:rel-column-width="32768*"/>
    </style:style>
    <style:style style:name="differences.A1" style:family="table-cell">
      <style:table-cell-properties fo:padding="0.0382in" fo:border-left="0.05pt solid #000000" fo:border-right="none" fo:border-top="0.05pt solid #000000" fo:border-bottom="0.05pt solid #000000"/>
    </style:style>
    <style:style style:name="differences.B1" style:family="table-cell">
      <style:table-cell-properties fo:padding="0.0382in" fo:border="0.05pt solid #000000"/>
    </style:style>
    <style:style style:name="differences.A2" style:family="table-cell">
      <style:table-cell-properties fo:padding="0.0382in" fo:border-left="0.05pt solid #000000" fo:border-right="none" fo:border-top="none" fo:border-bottom="0.05pt solid #000000"/>
    </style:style>
    <style:style style:name="difference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in" style:auto-text-indent="false"/>
      <style:text-properties officeooo:paragraph-rsid="001936b9"/>
    </style:style>
    <style:style style:name="P2" style:family="paragraph" style:parent-style-name="Standard">
      <style:paragraph-properties fo:margin-left="0in" fo:margin-right="0in" fo:text-align="start" style:justify-single-word="false" fo:text-indent="0in" style:auto-text-indent="false"/>
      <style:text-properties officeooo:paragraph-rsid="001c1807"/>
    </style:style>
    <style:style style:name="P3" style:family="paragraph" style:parent-style-name="Standard">
      <style:paragraph-properties fo:margin-left="0in" fo:margin-right="0in" fo:text-align="start" style:justify-single-word="false" fo:text-indent="0in" style:auto-text-indent="false"/>
      <style:text-properties style:font-name="Adobe Garamond Pro" fo:font-size="16pt" fo:font-weight="bold" officeooo:rsid="0001ed1c" officeooo:paragraph-rsid="0019b0ac" style:font-size-asian="14pt" style:font-weight-asian="bold" style:font-size-complex="16pt"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Adobe Garamond Pro" fo:font-size="12pt" fo:font-weight="bold" officeooo:rsid="0001ed1c" officeooo:paragraph-rsid="001f1479" style:font-size-asian="12pt" style:font-weight-asian="bold" style:font-size-complex="12pt" style:font-weight-complex="bold"/>
    </style:style>
    <style:style style:name="P5" style:family="paragraph" style:parent-style-name="Standard">
      <style:paragraph-properties fo:margin-left="0in" fo:margin-right="0in" fo:text-align="start" style:justify-single-word="false" fo:text-indent="0in" style:auto-text-indent="false"/>
      <style:text-properties style:font-name="Adobe Garamond Pro" officeooo:paragraph-rsid="001936b9"/>
    </style:style>
    <style:style style:name="P6" style:family="paragraph" style:parent-style-name="Standard" style:master-page-name="">
      <style:paragraph-properties fo:margin-left="0in" fo:margin-right="0in" fo:text-align="center" style:justify-single-word="false" fo:text-indent="0in" style:auto-text-indent="false" style:page-number="auto"/>
      <style:text-properties officeooo:paragraph-rsid="001936b9"/>
    </style:style>
    <style:style style:name="P7" style:family="paragraph" style:parent-style-name="Standard">
      <style:paragraph-properties fo:margin-left="0in" fo:margin-right="0in" fo:text-align="start" style:justify-single-word="false" fo:text-indent="0in" style:auto-text-indent="false" fo:break-before="page"/>
      <style:text-properties officeooo:paragraph-rsid="001936b9"/>
    </style:style>
    <style:style style:name="P8" style:family="paragraph" style:parent-style-name="Standard">
      <style:text-properties fo:font-variant="normal" fo:text-transform="none" fo:color="#000000" style:font-name="Adobe Garamond Pro" fo:font-size="12pt" fo:letter-spacing="normal" fo:font-style="normal" fo:font-weight="normal" officeooo:paragraph-rsid="001f1479" style:font-size-asian="12pt" style:font-style-asian="normal" style:font-weight-asian="normal" style:font-size-complex="12pt"/>
    </style:style>
    <style:style style:name="P9" style:family="paragraph" style:parent-style-name="Standard">
      <style:paragraph-properties fo:text-align="center" style:justify-single-word="false"/>
      <style:text-properties style:font-name="Adobe Garamond Pro" fo:font-size="24pt" fo:font-weight="bold" officeooo:rsid="0001ed1c" officeooo:paragraph-rsid="0019b0ac"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Adobe Garamond Pro" fo:font-size="24pt" fo:font-weight="bold" officeooo:rsid="0001ed1c" officeooo:paragraph-rsid="0019b0ac"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dobe Garamond Pro" fo:font-size="24pt" fo:font-weight="bold" officeooo:rsid="000da2e5" officeooo:paragraph-rsid="0019b0ac" style:font-size-asian="24pt" style:font-weight-asian="bold" style:font-size-complex="24pt" style:font-weight-complex="bold"/>
    </style:style>
    <style:style style:name="P12" style:family="paragraph" style:parent-style-name="Standard">
      <style:paragraph-properties fo:text-align="start" style:justify-single-word="false"/>
      <style:text-properties style:font-name="Adobe Garamond Pro" fo:font-size="16pt" fo:font-weight="bold" officeooo:rsid="0001ed1c" officeooo:paragraph-rsid="0019b0ac" style:font-size-asian="14pt" style:font-weight-asian="bold" style:font-size-complex="16pt" style:font-weight-complex="bold"/>
    </style:style>
    <style:style style:name="P13" style:family="paragraph" style:parent-style-name="Standard">
      <style:text-properties style:font-name="Adobe Garamond Pro" fo:font-size="12pt" officeooo:paragraph-rsid="001f1479" style:font-size-asian="12pt" style:font-size-complex="12pt"/>
    </style:style>
    <style:style style:name="P14" style:family="paragraph" style:parent-style-name="Standard">
      <style:text-properties fo:color="#000000" style:font-name="Adobe Garamond Pro" fo:font-size="12pt" officeooo:paragraph-rsid="001f1479" style:font-size-asian="12pt" style:font-size-complex="12pt"/>
    </style:style>
    <style:style style:name="P15" style:family="paragraph" style:parent-style-name="Standard" style:master-page-name="">
      <style:paragraph-properties fo:text-align="center" style:justify-single-word="false" style:page-number="auto"/>
      <style:text-properties style:font-name="Adobe Garamond Pro" fo:font-size="24pt" fo:font-weight="bold" officeooo:rsid="0001ed1c" officeooo:paragraph-rsid="0019b0ac" style:font-size-asian="24pt" style:font-weight-asian="bold" style:font-size-complex="24pt" style:font-weight-complex="bold"/>
    </style:style>
    <style:style style:name="P16" style:family="paragraph" style:parent-style-name="Text_20_body">
      <style:paragraph-properties fo:text-align="start" style:justify-single-word="false"/>
      <style:text-properties fo:color="#000000" style:font-name="Adobe Garamond Pro" fo:font-size="12pt" style:font-size-asian="12pt" style:font-size-complex="12pt"/>
    </style:style>
    <style:style style:name="P17" style:family="paragraph" style:parent-style-name="Table_20_Contents">
      <style:paragraph-properties fo:text-align="start" style:justify-single-word="false"/>
      <style:text-properties fo:color="#000000" style:font-name="Adobe Garamond Pro" fo:font-size="12pt" officeooo:rsid="001936b9" officeooo:paragraph-rsid="001936b9" style:font-size-asian="12pt" style:font-size-complex="12pt"/>
    </style:style>
    <style:style style:name="P18" style:family="paragraph" style:parent-style-name="Table_20_Contents">
      <style:paragraph-properties fo:text-align="start" style:justify-single-word="false"/>
      <style:text-properties fo:color="#000000" style:font-name="Adobe Garamond Pro" fo:font-size="12pt" style:font-size-asian="12pt" style:font-size-complex="12pt"/>
    </style:style>
    <style:style style:name="P19" style:family="paragraph" style:parent-style-name="Table_20_Contents">
      <style:paragraph-properties fo:text-align="start"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20" style:family="paragraph" style:parent-style-name="Standard" style:master-page-name="Standard">
      <style:paragraph-properties style:page-number="auto"/>
      <style:text-properties fo:color="#000000" style:font-name="Adobe Garamond Pro" fo:font-size="16pt" style:text-underline-style="solid" style:text-underline-width="auto" style:text-underline-color="font-color" fo:font-weight="bold" officeooo:paragraph-rsid="001f1479" style:font-size-asian="16pt" style:font-weight-asian="bold" style:font-size-complex="16pt" style:font-weight-complex="bold"/>
    </style:style>
    <style:style style:name="P21" style:family="paragraph">
      <style:paragraph-properties fo:text-align="center"/>
    </style:style>
    <style:style style:name="T1" style:family="text">
      <style:text-properties officeooo:rsid="001936b9"/>
    </style:style>
    <style:style style:name="T2" style:family="text">
      <style:text-properties fo:font-variant="normal" fo:text-transform="none" fo:color="#000000" style:font-name="Adobe Garamond Pro" fo:font-size="12pt" fo:letter-spacing="normal" fo:font-style="normal" fo:font-weight="normal" officeooo:rsid="001936b9" style:font-size-asian="12pt" style:font-style-asian="normal" style:font-weight-asian="normal" style:font-size-complex="12pt" style:font-style-complex="normal" style:font-weight-complex="normal" fo:padding="0in" fo:border="none"/>
    </style:style>
    <style:style style:name="T3" style:family="text">
      <style:text-properties fo:font-variant="normal" fo:text-transform="none" fo:color="#000000" style:font-name="Adobe Garamond Pro" fo:font-size="12pt" fo:letter-spacing="normal" fo:font-style="normal" fo:font-weight="normal" officeooo:rsid="001c1807" style:font-size-asian="12pt" style:font-style-asian="normal" style:font-weight-asian="normal" style:font-size-complex="12pt" style:font-style-complex="normal" style:font-weight-complex="normal" fo:padding="0in" fo:border="none"/>
    </style:style>
    <style:style style:name="T4" style:family="text">
      <style:text-properties fo:font-variant="normal" fo:text-transform="none" fo:color="#000000" style:font-name="Adobe Garamond Pro" fo:font-size="12pt" fo:letter-spacing="normal" fo:font-style="normal" fo:font-weight="normal" officeooo:rsid="001d9e43" style:font-size-asian="12pt" style:font-style-asian="normal" style:font-weight-asian="normal" style:font-size-complex="12pt" style:font-style-complex="normal" style:font-weight-complex="normal" fo:padding="0in" fo:border="none"/>
    </style:style>
    <style:style style:name="T5" style:family="text">
      <style:text-properties fo:font-variant="normal" fo:text-transform="none" fo:color="#000000" style:font-name="Adobe Garamond Pro" fo:font-size="16pt" fo:letter-spacing="normal" fo:font-style="normal" style:text-underline-style="none" fo:font-weight="bold" style:font-size-asian="16pt" style:font-style-asian="normal" style:font-weight-asian="bold" style:font-size-complex="16pt" style:font-style-complex="normal" style:font-weight-complex="bold" fo:padding="0in" fo:border="none"/>
    </style:style>
    <style:style style:name="T6" style:family="text">
      <style:text-properties fo:font-variant="normal" fo:text-transform="none" fo:color="#000000" style:font-name="Adobe Garamond Pro"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fo:padding="0in" fo:border="none"/>
    </style:style>
    <style:style style:name="T7" style:family="text">
      <style:text-properties fo:font-variant="normal" fo:text-transform="none" fo:color="#000000" style:font-name="Adobe Garamond Pro" fo:font-size="13pt" fo:letter-spacing="normal" fo:font-style="normal" style:text-underline-style="solid" style:text-underline-width="auto" style:text-underline-color="font-color" fo:font-weight="bold" officeooo:rsid="001936b9" style:font-size-asian="13pt" style:font-style-asian="normal" style:font-weight-asian="bold" style:font-size-complex="13pt" style:font-style-complex="normal" style:font-weight-complex="bold" fo:padding="0in" fo:border="none"/>
    </style:style>
    <style:style style:name="T8" style:family="text">
      <style:text-properties fo:font-variant="normal" fo:text-transform="none" fo:color="#000000" fo:letter-spacing="normal" fo:font-style="normal" fo:font-weight="bold" style:font-style-asian="normal" style:font-weight-asian="bold" style:font-weight-complex="bold"/>
    </style:style>
    <style:style style:name="T9" style:family="text">
      <style:text-properties fo:font-variant="normal" fo:text-transform="none" fo:color="#000000" fo:letter-spacing="normal" fo:font-style="normal" style:font-style-asian="normal"/>
    </style:style>
    <style:style style:name="T10" style:family="text">
      <style:text-properties fo:font-variant="normal" fo:text-transform="none" fo:color="#000000" fo:letter-spacing="normal" fo:font-style="normal" fo:font-weight="normal" style:font-style-asian="normal" style:font-weight-asian="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936b9"/>
    </style:style>
    <style:style style:name="T13" style:family="text">
      <style:text-properties fo:color="#000000"/>
    </style:style>
    <style:style style:name="T14" style:family="text">
      <style:text-properties fo:color="#000000" style:font-name="Adobe Garamond Pro" fo:font-size="13pt" fo:font-style="normal" style:text-underline-style="solid" style:text-underline-width="auto" style:text-underline-color="font-color" fo:font-weight="bold" officeooo:rsid="001936b9" style:font-size-asian="13pt" style:font-style-asian="normal" style:font-weight-asian="bold" style:font-size-complex="13pt" style:font-style-complex="normal" style:font-weight-complex="bold"/>
    </style:style>
    <style:style style:name="T15" style:family="text">
      <style:text-properties fo:color="#000000"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officeooo:rsid="000da2e5"/>
    </style:style>
    <style:style style:name="T18" style:family="text">
      <style:text-properties officeooo:rsid="0003ab83"/>
    </style:style>
    <style:style style:name="T19" style:family="text">
      <style:text-properties officeooo:rsid="0019b0ac"/>
    </style:style>
    <style:style style:name="T20" style:family="text">
      <style:text-properties officeooo:rsid="001da122"/>
    </style:style>
    <style:style style:name="T21" style:family="text">
      <style:text-properties officeooo:rsid="001fe418"/>
    </style:style>
    <style:style style:name="T22" style:family="text">
      <style:text-properties style:font-name="Adobe Garamond Pro"/>
    </style:style>
    <style:style style:name="gr1"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erwalk Institute Of Technology</text:p>
      <text:p text:style-name="P9"/>
      <text:p text:style-name="P11">Database <text:span text:style-name="T21">Administration</text:span></text:p>
      <text:p text:style-name="P9"><draw:line text:anchor-type="paragraph" draw:z-index="0" draw:style-name="gr1" draw:text-style-name="P21" svg:x1="3.3272in" svg:y1="0.3382in" svg:x2="3.3272in" svg:y2="3.9807in"><text:p/></draw:line><draw:line text:anchor-type="paragraph" draw:z-index="1" draw:style-name="gr1" draw:text-style-name="P21" svg:x1="4.0256in" svg:y1="0.989in" svg:x2="4.0256in" svg:y2="3.2in"><text:p/></draw:line></text:p>
      <text:p text:style-name="P9"/>
      <text:p text:style-name="P9"><draw:line text:anchor-type="paragraph" draw:z-index="2" draw:style-name="gr1" draw:text-style-name="P21" svg:x1="2.5457in" svg:y1="0.189in" svg:x2="2.5457in" svg:y2="2.4in"><text:p/></draw:line></text:p>
      <text:p text:style-name="P9"/>
      <text:p text:style-name="P9"/>
      <text:p text:style-name="P9"/>
      <text:p text:style-name="P9"/>
      <text:p text:style-name="P9"/>
      <text:p text:style-name="P9"/>
      <text:p text:style-name="P9"/>
      <text:p text:style-name="P9"/>
      <text:p text:style-name="P9"/>
      <text:p text:style-name="P11"><text:span text:style-name="T20">Assignment</text:span>: <text:span text:style-name="T19">2</text:span></text:p>
      <text:p text:style-name="P9"/>
      <text:p text:style-name="P10"/>
      <text:p text:style-name="P10"/>
      <text:p text:style-name="P10"/>
      <text:p text:style-name="P12"><text:span text:style-name="T16">Submitted By:</text:span><text:tab/><text:tab/><text:tab/><text:tab/><text:tab/><text:tab/><text:tab/><text:tab/><text:span text:style-name="T16">Submitted To:</text:span></text:p>
      <text:p text:style-name="P12"/>
      <text:p text:style-name="P12">Name: <text:span text:style-name="T18">Sagar Giri</text:span><text:tab/><text:tab/><text:tab/><text:tab/><text:tab/><text:tab/><text:tab/><text:span text:style-name="T17">Narayan Chalise</text:span></text:p>
      <text:p text:style-name="P12">Roll No. <text:span text:style-name="T18">205</text:span></text:p>
      <text:p text:style-name="P12"/>
      <text:p text:style-name="P12"/>
      <text:p text:style-name="P3"><text:tab/><text:tab/><text:tab/><text:tab/><text:tab/>Date: <text:span text:style-name="T17">2016 Mar 9</text:span></text:p>
      <text:p text:style-name="P20">20 SqlPlus Commands:</text:p>
      <text:p text:style-name="P14"/>
      <text:p text:style-name="P13"><text:span text:style-name="T8">INSERT</text:span><text:span text:style-name="T10">: Insert values in table</text:span></text:p>
      <text:p text:style-name="P13"/>
      <text:p text:style-name="P13"><text:span text:style-name="T15">SET</text:span><text:span text:style-name="T13">: <text:s/></text:span><text:span text:style-name="T10">Setting up system variable or environment variable.</text:span></text:p>
      <text:p text:style-name="P13"/>
      <text:p text:style-name="P13"><text:span text:style-name="T8">EXECUTE</text:span><text:span text:style-name="T10">: Execute a single SQL statement or run a stored procedure.</text:span></text:p>
      <text:p text:style-name="P13"/>
      <text:p text:style-name="P13"><text:span text:style-name="T8">DROP</text:span><text:span text:style-name="T10">: Drop any table or column</text:span></text:p>
      <text:p text:style-name="P13"/>
      <text:p text:style-name="P13"><text:span text:style-name="T8">APPEND</text:span><text:span text:style-name="T10">: Append text to the end of current line in the SQL buffer.</text:span></text:p>
      <text:p text:style-name="P13"/>
      <text:p text:style-name="P13"><text:span text:style-name="T8">CREATE</text:span><text:span text:style-name="T10">: create a database, table or user</text:span></text:p>
      <text:p text:style-name="P13"/>
      <text:p text:style-name="P13"><text:span text:style-name="T8">COMMIT</text:span><text:span text:style-name="T10">: Commit a transaction to make it persistent.</text:span></text:p>
      <text:p text:style-name="P13"/>
      <text:p text:style-name="P13"><text:span text:style-name="T8">CONNECT</text:span><text:span text:style-name="T10">: Connect to a database using a specified user.</text:span></text:p>
      <text:p text:style-name="P13"/>
      <text:p text:style-name="P13"><text:span text:style-name="T8">SHOW</text:span><text:span text:style-name="T10">: List the value of a system variable</text:span></text:p>
      <text:p text:style-name="P13"/>
      <text:p text:style-name="P13"><text:span text:style-name="T8">CLEAR</text:span><text:span text:style-name="T10">: Clear the SQL*Plus screen and the screen buffer.</text:span></text:p>
      <text:p text:style-name="P13"/>
      <text:p text:style-name="P13"><text:span text:style-name="T8">DEL</text:span><text:span text:style-name="T10">: Delete the current line in the SQL buffer</text:span></text:p>
      <text:p text:style-name="P13"/>
      <text:p text:style-name="P13"><text:span text:style-name="T8">COLUMN</text:span><text:span text:style-name="T10">: Change display width of a column.</text:span></text:p>
      <text:p text:style-name="P13"/>
      <text:p text:style-name="P13"><text:span text:style-name="T8">COMPUTE</text:span><text:span text:style-name="T10">: Calculate and display totals</text:span></text:p>
      <text:p text:style-name="P13"/>
      <text:p text:style-name="P13"><text:span text:style-name="T8">DEFINE</text:span><text:span text:style-name="T10">: Define user variables.</text:span></text:p>
      <text:p text:style-name="P13"/>
      <text:p text:style-name="P13"><text:span text:style-name="T8">UPDATE</text:span><text:span text:style-name="T10">: Update data in the table</text:span></text:p>
      <text:p text:style-name="P8"/>
      <text:p text:style-name="P13"><text:span text:style-name="T8">GET</text:span><text:span text:style-name="T10"> file: Retrieve a previously stored command file</text:span></text:p>
      <text:p text:style-name="P13"/>
      <text:p text:style-name="P13"><text:span text:style-name="T8">DESCRIBE</text:span><text:span text:style-name="T10">: <text:s/>Describe a table, column, view, synonym, function procedure, package or package contents.</text:span></text:p>
      <text:p text:style-name="P13"/>
      <text:p text:style-name="P13"><text:span text:style-name="T8">PROMPT</text:span><text:span text:style-name="T10">: Display a message to the screen.</text:span></text:p>
      <text:p text:style-name="P13"/>
      <text:p text:style-name="P13"><text:span text:style-name="T8">ORDER</text:span><text:span text:style-name="T10"> </text:span><text:span text:style-name="T8">BY</text:span><text:span text:style-name="T10">: Arrange the values either in ascending or descending order.</text:span></text:p>
      <text:p text:style-name="P13"/>
      <text:p text:style-name="P4"><text:span text:style-name="T9">REMARK</text:span><text:span text:style-name="T10">: For single line comments.</text:span></text:p>
      <text:p text:style-name="P7"><text:span text:style-name="T14">Q. Difference between </text:span><text:span text:style-name="Strong_20_Emphasis"><text:span text:style-name="T6">Data Administration </text:span></text:span><text:span text:style-name="Strong_20_Emphasis"><text:span text:style-name="T7">and </text:span></text:span><text:span text:style-name="Strong_20_Emphasis"><text:span text:style-name="T6">Database Administration</text:span></text:span></text:p>
      <text:p text:style-name="P1"><text:span text:style-name="Strong_20_Emphasis"><text:span text:style-name="T2">Ans: The differences between data administration and database administration is given in the following table:</text:span></text:span></text:p>
      <text:p text:style-name="P1"><text:span text:style-name="Strong_20_Emphasis"><text:span text:style-name="T2"/></text:span></text:p>
      <table:table table:name="differences" table:style-name="differences">
        <table:table-column table:style-name="differences.A"/>
        <table:table-column table:style-name="differences.B"/>
        <table:table-header-rows>
          <table:table-row>
            <table:table-cell table:style-name="differences.A1" office:value-type="string">
              <text:p text:style-name="P6"><text:span text:style-name="Strong_20_Emphasis"><text:span text:style-name="T5">Data Administration</text:span></text:span></text:p>
            </table:table-cell>
            <table:table-cell table:style-name="differences.B1" office:value-type="string">
              <text:p text:style-name="P6"><text:span text:style-name="Strong_20_Emphasis"><text:span text:style-name="T5">Database Administration</text:span></text:span></text:p>
            </table:table-cell>
          </table:table-row>
        </table:table-header-rows>
        <table:table-row>
          <table:table-cell table:style-name="differences.A2" office:value-type="string">
            <text:p text:style-name="P17">Data administration is concerned with logical design of the database. They are also known as Data Analyst.</text:p>
          </table:table-cell>
          <table:table-cell table:style-name="differences.B2" office:value-type="string">
            <text:p text:style-name="P17">It is concerned with physical design / Operational of the database. They are also known as Database Coordinator or Database Programmer.</text:p>
          </table:table-cell>
        </table:table-row>
        <table:table-row>
          <table:table-cell table:style-name="differences.A2" office:value-type="string">
            <text:p text:style-name="P17">Data administration defines business requirements gathering for the logical design</text:p>
          </table:table-cell>
          <table:table-cell table:style-name="differences.B2" office:value-type="string">
            <text:p text:style-name="P17">Database administration define required parameters for the database definition.</text:p>
          </table:table-cell>
        </table:table-row>
        <table:table-row>
          <table:table-cell table:style-name="differences.A2" office:value-type="string">
            <text:p text:style-name="P17">They analyze data requirements for any application</text:p>
          </table:table-cell>
          <table:table-cell table:style-name="differences.B2" office:value-type="string">
            <text:p text:style-name="P17">They analyze data volume and space requirements.</text:p>
          </table:table-cell>
        </table:table-row>
        <table:table-row>
          <table:table-cell table:style-name="differences.A2" office:value-type="string">
            <text:p text:style-name="P16"><text:span text:style-name="T12">They help in modeling the</text:span><text:span text:style-name="T11"> business based on requirements </text:span><text:span text:style-name="T12">which can be </text:span><text:span text:style-name="T11">conceptual and logical</text:span></text:p>
          </table:table-cell>
          <table:table-cell table:style-name="differences.B2" office:value-type="string">
            <text:p text:style-name="P16"><text:span text:style-name="T12">They </text:span><text:span text:style-name="T11">Perform database tuning, </text:span><text:span text:style-name="T12">query optimization </text:span><text:span text:style-name="T11">and parameter enhancements</text:span></text:p>
          </table:table-cell>
        </table:table-row>
        <table:table-row>
          <table:table-cell table:style-name="differences.A2" office:value-type="string">
            <text:p text:style-name="P16"><text:span text:style-name="T12">They d</text:span><text:span text:style-name="T11">efine and enforce standards and conventions </text:span><text:span text:style-name="T12">such as data </text:span><text:span text:style-name="T11">definition, </text:span><text:span text:style-name="T12">attribute </text:span><text:span text:style-name="T11">naming, abbreviation, </text:span><text:span text:style-name="T12">relationships,</text:span><text:span text:style-name="T11"> </text:span><text:span text:style-name="T12">etc</text:span></text:p>
          </table:table-cell>
          <table:table-cell table:style-name="differences.B2" office:value-type="string">
            <text:p text:style-name="P16"><text:span text:style-name="T12">They help in e</text:span><text:span text:style-name="T11">xecut</text:span><text:span text:style-name="T12">ing</text:span><text:span text:style-name="T11"> database backups and recoveries</text:span></text:p>
          </table:table-cell>
        </table:table-row>
        <table:table-row>
          <table:table-cell table:style-name="differences.A2" office:value-type="string">
            <text:p text:style-name="P16"><text:span text:style-name="T12">They m</text:span><text:span text:style-name="T11">anage and administer meta-data repository and Data Administration CASE (modeling) tools</text:span></text:p>
          </table:table-cell>
          <table:table-cell table:style-name="differences.B2" office:value-type="string">
            <text:p text:style-name="P16"><text:span text:style-name="T12">They m</text:span><text:span text:style-name="T11">onitor </text:span><text:span text:style-name="T12">the </text:span><text:span text:style-name="T11">database space requirements </text:span><text:span text:style-name="T12">and</text:span><text:span text:style-name="T11"> </text:span><text:span text:style-name="T12">v</text:span><text:span text:style-name="T11">erify </text:span><text:span text:style-name="T12">the</text:span><text:span text:style-name="T11"> integrity of data in databases</text:span></text:p>
          </table:table-cell>
        </table:table-row>
        <table:table-row>
          <table:table-cell table:style-name="differences.A2" office:value-type="string">
            <text:p text:style-name="P16"><text:span text:style-name="T12">They help </text:span><text:span text:style-name="T11">Database Administration in creating physical tables from logical models </text:span><text:span text:style-name="T12">that they define.</text:span></text:p>
          </table:table-cell>
          <table:table-cell table:style-name="differences.B2" office:value-type="string">
            <text:p text:style-name="P16"><text:span text:style-name="T12">They </text:span><text:span text:style-name="T11">transformation of logical structures </text:span><text:span text:style-name="T12">defined by data administrator </text:span><text:span text:style-name="T11">to properly performing physical structures/ </text:span><text:span text:style-name="T12">tables.</text:span></text:p>
          </table:table-cell>
        </table:table-row>
        <table:table-row>
          <table:table-cell table:style-name="differences.A2" office:value-type="string">
            <text:p text:style-name="P18"><text:span text:style-name="T12">The </text:span><text:span text:style-name="T11">Data Administration requires a concrete grasp of the real business the company is in, not just the technical aspects of interaction with a computer.</text:span></text:p>
          </table:table-cell>
          <table:table-cell table:style-name="differences.B2" office:value-type="string">
            <text:p text:style-name="P19"><text:span text:style-name="T1">A</text:span> DBA or systems programmer is arguably portable from one industry to another, with minimal retraining as long as the technology remains constant.</text:p>
          </table:table-cell>
        </table:table-row>
        <table:table-row>
          <table:table-cell table:style-name="differences.A2" office:value-type="string">
            <text:p text:style-name="P17">The basic responsible is how to install and configure the RDBMS applications and also they have to know the requirements of the software application in terms of functions and assure the data integrity.</text:p>
          </table:table-cell>
          <table:table-cell table:style-name="differences.B2" office:value-type="string">
            <text:p text:style-name="P17">DBA responsibility is to back-up data regularly and prevent from unauthorized access. </text:p>
          </table:table-cell>
        </table:table-row>
      </table:table>
      <text:p text:style-name="P5"/>
      <text:p text:style-name="P2"><text:span text:style-name="Strong_20_Emphasis"><text:span text:style-name="T3">Source</text:span></text:span><text:span text:style-name="Strong_20_Emphasis"><text:span text:style-name="T4">s</text:span></text:span><text:span text:style-name="Strong_20_Emphasis"><text:span text:style-name="T3">:</text:span></text:span></text:p>
      <text:p text:style-name="P2"><text:span text:style-name="Strong_20_Emphasis"><text:span text:style-name="T3">1. </text:span></text:span><text:a xlink:type="simple" xlink:href="http://tdan.com/irm-data-administration-vs-database-administration/4197"><text:span text:style-name="Strong_20_Emphasis"><text:span text:style-name="T22">http://tdan.com/irm-data-administration-vs-database-administration/4197</text:span></text:span></text:a></text:p>
      <text:p text:style-name="P2"><text:span text:style-name="Strong_20_Emphasis"><text:span text:style-name="T3">2. </text:span></text:span><text:a xlink:type="simple" xlink:href="http://www.dotnetfunda.com/interviews/show/3477/what-is-the-difference-between-a-database-administrator-and-a-data-adm"><text:span text:style-name="Strong_20_Emphasis"><text:span text:style-name="T22">http://www.dotnetfunda.com/interviews/show/3477/what-is-the-difference-between-a-database-administrator-and-a-data-adm</text:span></text:span></text:a></text:p>
      <text:p text:style-name="P2"><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Garamond Pro" svg:font-family="'Adobe Garamond Pro'"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1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20:49:10.603240339</meta:creation-date>
    <dc:date>2016-03-12T15:23:01.761066115</dc:date>
    <meta:editing-duration>PT2M13S</meta:editing-duration>
    <meta:editing-cycles>10</meta:editing-cycles>
    <meta:generator>LibreOffice/4.2.8.2$Linux_X86_64 LibreOffice_project/420m0$Build-2</meta:generator>
    <meta:document-statistic meta:table-count="1" meta:image-count="0" meta:object-count="0" meta:page-count="3" meta:paragraph-count="53" meta:word-count="485" meta:character-count="3420" meta:non-whitespace-character-count="2967"/>
  </office:meta>
</office:document-meta>
</file>